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te</text:p>
          </table:table-cell>
          <table:table-cell office:value-type="string">
            <text:p>ratio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.32192">
            <text:p>4.32192</text:p>
          </table:table-cell>
          <table:table-cell table:number-columns-repeated="2"/>
          <table:table-cell office:value-type="float" office:value="4.3627">
            <text:p>4.3627</text:p>
          </table:table-cell>
          <table:table-cell/>
          <table:table-cell office:value-type="float" office:value="18.54">
            <text:p>18.54</text:p>
          </table:table-cell>
          <table:table-cell/>
          <table:table-cell office:value-type="float" office:value="18.5489">
            <text:p>18.548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3049">
            <text:p>1.73049</text:p>
          </table:table-cell>
          <table:table-cell table:formula="of:=[.C6]/[.C7]" office:value-type="float" office:value="2.49751226531214">
            <text:p>2.4975122653</text:p>
          </table:table-cell>
          <table:table-cell table:formula="of:=LN([.D7])/LN(2)" office:value-type="float" office:value="1.32049176312742">
            <text:p>1.3204917631</text:p>
          </table:table-cell>
          <table:table-cell office:value-type="float" office:value="1.7712">
            <text:p>1.7712</text:p>
          </table:table-cell>
          <table:table-cell table:formula="of:=[.F6]/[.F7]" office:value-type="float" office:value="2.46313233965673">
            <text:p>2.4631323397</text:p>
          </table:table-cell>
          <table:table-cell office:value-type="float" office:value="11.0941">
            <text:p>11.0941</text:p>
          </table:table-cell>
          <table:table-cell/>
          <table:table-cell office:value-type="float" office:value="9.33381">
            <text:p>9.3338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79694">
            <text:p>0.79694</text:p>
          </table:table-cell>
          <table:table-cell table:formula="of:=[.C7]/[.C8]" office:value-type="float" office:value="2.17141817451753">
            <text:p>2.1714181745</text:p>
          </table:table-cell>
          <table:table-cell table:formula="of:=LN([.D8])/LN(2)" office:value-type="float" office:value="1.11863758878445">
            <text:p>1.1186375888</text:p>
          </table:table-cell>
          <table:table-cell office:value-type="float" office:value="0.830323">
            <text:p>0.830323</text:p>
          </table:table-cell>
          <table:table-cell table:formula="of:=[.F7]/[.F8]" office:value-type="float" office:value="2.1331457758005">
            <text:p>2.1331457758</text:p>
          </table:table-cell>
          <table:table-cell office:value-type="float" office:value="7.96034">
            <text:p>7.96034</text:p>
          </table:table-cell>
          <table:table-cell/>
          <table:table-cell office:value-type="float" office:value="5.7567">
            <text:p>5.75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39595">
            <text:p>0.39595</text:p>
          </table:table-cell>
          <table:table-cell table:formula="of:=[.C8]/[.C9]" office:value-type="float" office:value="2.01272887990908">
            <text:p>2.0127288799</text:p>
          </table:table-cell>
          <table:table-cell table:formula="of:=LN([.D9])/LN(2)" office:value-type="float" office:value="1.00915285037474">
            <text:p>1.0091528504</text:p>
          </table:table-cell>
          <table:table-cell office:value-type="float" office:value="0.423606">
            <text:p>0.423606</text:p>
          </table:table-cell>
          <table:table-cell table:formula="of:=[.F8]/[.F9]" office:value-type="float" office:value="1.96013040419635">
            <text:p>1.9601304042</text:p>
          </table:table-cell>
          <table:table-cell office:value-type="float" office:value="6.46479">
            <text:p>6.46479</text:p>
          </table:table-cell>
          <table:table-cell/>
          <table:table-cell office:value-type="float" office:value="4.20942">
            <text:p>4.20942</text:p>
          </table:table-cell>
        </table:table-row>
        <table:table-row table:style-name="ro1">
          <table:table-cell table:number-columns-repeated="2"/>
          <table:table-cell office:value-type="float" office:value="0.206631">
            <text:p>0.206631</text:p>
          </table:table-cell>
          <table:table-cell table:formula="of:=[.C9]/[.C10]" office:value-type="float" office:value="1.91621779887819">
            <text:p>1.9162177989</text:p>
          </table:table-cell>
          <table:table-cell table:formula="of:=LN([.D10])/LN(2)" office:value-type="float" office:value="0.93826154828897">
            <text:p>0.9382615483</text:p>
          </table:table-cell>
          <table:table-cell office:value-type="float" office:value="0.230516">
            <text:p>0.230516</text:p>
          </table:table-cell>
          <table:table-cell table:formula="of:=[.F9]/[.F10]" office:value-type="float" office:value="1.837642506377">
            <text:p>1.8376425064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gliuer </meta:initial-creator>
    <meta:creation-date>2014-01-03T14:39:51</meta:creation-date>
    <dc:date>2014-01-03T15:50:08</dc:date>
    <dc:creator>jiangliuer </dc:creator>
    <meta:editing-duration>PT39M56S</meta:editing-duration>
    <meta:editing-cycles>1</meta:editing-cycles>
    <meta:document-statistic meta:table-count="3" meta:cell-count="36" meta:object-count="0"/>
    <meta:generator>LibreOffice/3.5$Linux_x86 LibreOffice_project/350m1$Build-2</meta:generator>
  </office:meta>
</office:document-meta>
</file>